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2424" officeooo:paragraph-rsid="00012424"/>
    </style:style>
    <style:style style:name="P2" style:family="paragraph" style:parent-style-name="Standard">
      <style:text-properties fo:font-weight="bold" officeooo:rsid="00012424" officeooo:paragraph-rsid="00012424" style:font-weight-asian="bold" style:font-weight-complex="bold"/>
    </style:style>
    <style:style style:name="P3" style:family="paragraph" style:parent-style-name="Standard">
      <style:paragraph-properties fo:text-align="start" style:justify-single-word="false"/>
      <style:text-properties fo:font-weight="bold" officeooo:rsid="0001f3f4" officeooo:paragraph-rsid="0001f3f4" style:font-weight-asian="bold" style:font-weight-complex="bold"/>
    </style:style>
    <style:style style:name="P4" style:family="paragraph" style:parent-style-name="Standard">
      <style:paragraph-properties fo:text-align="start" style:justify-single-word="false"/>
      <style:text-properties fo:font-weight="bold" officeooo:rsid="00061bfb" officeooo:paragraph-rsid="00061bfb" style:font-weight-asian="bold" style:font-weight-complex="bold"/>
    </style:style>
    <style:style style:name="P5" style:family="paragraph" style:parent-style-name="Standard">
      <style:paragraph-properties fo:text-align="start" style:justify-single-word="false"/>
      <style:text-properties fo:font-weight="bold" officeooo:rsid="0006621e" officeooo:paragraph-rsid="0006621e" style:font-weight-asian="bold" style:font-weight-complex="bold"/>
    </style:style>
    <style:style style:name="P6" style:family="paragraph" style:parent-style-name="Standard">
      <style:paragraph-properties fo:text-align="start" style:justify-single-word="false"/>
      <style:text-properties fo:font-weight="bold" officeooo:rsid="0006df12" officeooo:paragraph-rsid="0006df12" style:font-weight-asian="bold" style:font-weight-complex="bold"/>
    </style:style>
    <style:style style:name="P7" style:family="paragraph" style:parent-style-name="Standard">
      <style:text-properties fo:font-weight="normal" officeooo:rsid="00012424" officeooo:paragraph-rsid="00012424" style:font-weight-asian="normal" style:font-weight-complex="normal"/>
    </style:style>
    <style:style style:name="P8" style:family="paragraph" style:parent-style-name="Standard">
      <style:paragraph-properties fo:text-align="center" style:justify-single-word="false"/>
      <style:text-properties fo:font-weight="normal" officeooo:rsid="00012424" officeooo:paragraph-rsid="00012424" style:font-weight-asian="normal" style:font-weight-complex="normal"/>
    </style:style>
    <style:style style:name="P9" style:family="paragraph" style:parent-style-name="Standard">
      <style:paragraph-properties fo:text-align="start" style:justify-single-word="false"/>
      <style:text-properties fo:font-weight="normal" officeooo:rsid="00012424" officeooo:paragraph-rsid="00012424" style:font-weight-asian="normal" style:font-weight-complex="normal"/>
    </style:style>
    <style:style style:name="P10" style:family="paragraph" style:parent-style-name="Standard">
      <style:paragraph-properties fo:text-align="start" style:justify-single-word="false"/>
      <style:text-properties fo:font-weight="normal" officeooo:rsid="0001f3f4" officeooo:paragraph-rsid="0001f3f4" style:font-weight-asian="normal" style:font-weight-complex="normal"/>
    </style:style>
    <style:style style:name="P11" style:family="paragraph" style:parent-style-name="Standard">
      <style:paragraph-properties fo:text-align="start" style:justify-single-word="false"/>
      <style:text-properties fo:font-weight="normal" officeooo:rsid="00061bfb" officeooo:paragraph-rsid="00061bfb" style:font-weight-asian="normal" style:font-weight-complex="normal"/>
    </style:style>
    <style:style style:name="P12" style:family="paragraph" style:parent-style-name="Standard">
      <style:paragraph-properties fo:text-align="start" style:justify-single-word="false"/>
      <style:text-properties fo:font-weight="normal" officeooo:rsid="0006621e" officeooo:paragraph-rsid="0006621e" style:font-weight-asian="normal" style:font-weight-complex="normal"/>
    </style:style>
    <style:style style:name="P13" style:family="paragraph" style:parent-style-name="Standard">
      <style:paragraph-properties fo:text-align="start" style:justify-single-word="false"/>
      <style:text-properties fo:font-weight="normal" officeooo:rsid="0006df12" officeooo:paragraph-rsid="0006df12" style:font-weight-asian="normal" style:font-weight-complex="normal"/>
    </style:style>
    <style:style style:name="P14" style:family="paragraph" style:parent-style-name="Standard" style:list-style-name="L1">
      <style:paragraph-properties fo:text-align="start" style:justify-single-word="false"/>
      <style:text-properties fo:font-weight="normal" officeooo:rsid="0001f3f4" officeooo:paragraph-rsid="0001f3f4" style:font-weight-asian="normal" style:font-weight-complex="normal"/>
    </style:style>
    <style:style style:name="P15" style:family="paragraph" style:parent-style-name="Standard" style:list-style-name="L2">
      <style:paragraph-properties fo:text-align="start" style:justify-single-word="false"/>
      <style:text-properties fo:font-weight="normal" officeooo:rsid="0006621e" officeooo:paragraph-rsid="0006621e"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3cc35" style:font-weight-asian="bold" style:font-weight-complex="bold"/>
    </style:style>
    <style:style style:name="T3" style:family="text">
      <style:text-properties officeooo:rsid="0001f3f4"/>
    </style:style>
    <style:style style:name="T4" style:family="text">
      <style:text-properties officeooo:rsid="0003cc35"/>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ry Miller</text:p>
      <text:p text:style-name="P1">Lab 10</text:p>
      <text:p text:style-name="P1"/>
      <text:p text:style-name="P2">Using the Benchmarking Framework:</text:p>
      <text:p text:style-name="P7"><text:tab/>The first step in completing this lab was to retrieve the source code by using the “git pull” command in the courses share directory and then copying over all the relevant files to my share directory. Next I accessed the directory named <text:span text:style-name="T1">ArrayListBenchmarks</text:span> which contained the <text:span text:style-name="T1">build.xml</text:span> <text:s/>used to compile and run the programs used in the benchmarking framework. By typing the “ant compile” command the <text:span text:style-name="T1">build.xml</text:span> file was able to compile our two Java programs named <text:span text:style-name="T1">ArrayListBenmarks</text:span> and <text:span text:style-name="T1">LinkedListBenchamrks</text:span> and correctly save our bytecode in subdirectories within the <text:span text:style-name="T1">bin/</text:span> directory. Our program was then run by using the proper running task command defined by our <text:span text:style-name="T1">build.xml</text:span> file and executing them in the <text:span text:style-name="T1">ArrayListBenchmarks</text:span> directory which contains the <text:span text:style-name="T1">build.xml </text:span>file. The command typed in the terminal window was as follows: </text:p>
      <text:p text:style-name="P8">“ant ArrayListBenchmarks LinkedListBenchamrks”</text:p>
      <text:p text:style-name="P9"><text:tab/>Take note that both running tasks are called within the same command line, which allows us to execute both programs at once. Hence, we can execute only one of the benchmark program by typeing “ant runningTask”.</text:p>
      <text:p text:style-name="P9"><text:tab/><text:span text:style-name="T3">By analyzing the source code of the two benchmakring programs, we can derive the meaning of each of the three lines of output given:</text:span></text:p>
      <text:list xml:id="list5685726411020682591" text:style-name="L1">
        <text:list-item>
          <text:p text:style-name="P14">The first line of output simply prints to the console the size of the ArrayList or LinkedList that is being utilize.</text:p>
        </text:list-item>
        <text:list-item>
          <text:p text:style-name="P14">The second line of output prints to the console the elapsed time it took to add a given number of elements to the data structure.</text:p>
        </text:list-item>
        <text:list-item>
          <text:p text:style-name="P14">The final line of output prints to the console the average execution time of each “add” command.</text:p>
        </text:list-item>
      </text:list>
      <text:p text:style-name="P10">By running the benchmarking programs several times, we can see that the performance results of this output is consistent with the output of a single trial. It is rather evident that these are the results that we should expect, because in each individual execution of either benchmarking program, we already find and record an average value. Therefore, basic statistics suggests that unless an individual value found for elapsed time <text:span text:style-name="T4">in <text:s/>a given trial</text:span> is found to be an outlier, we can expect the average add time to be an accurate population estimator. Though, it is worth considering that utilizing a larger sample will yield more accurate population estimators, as per the central limit theorem. <text:span text:style-name="T4">To even further our claims, we can consider the worst-case time complexities of both benchmarking program. By looking at the output give, we can see that our </text:span><text:span text:style-name="T2">LinkedListBenchamrks</text:span><text:span text:style-name="T4"> is much faster than the implementation of our </text:span><text:span text:style-name="T2">ArrayListBenchmarks</text:span><text:span text:style-name="T4">. This is due to the fact that </text:span><text:span text:style-name="T2">ArrayListBenchmarks </text:span><text:span text:style-name="T4">runs in O(2n), whereas </text:span><text:span text:style-name="T2">LinkedListBenchamrks </text:span><text:span text:style-name="T4">run in the very desirable O(1) worst-case time complexity. We know </text:span><text:span text:style-name="T2">ArrayListBenchmarks</text:span><text:span text:style-name="T4"> runs in O(2n), because each individual add command may require copying, depending on if the ArrayList is at capacity or not. If our ArrayList needs to copy in order to increase or shrink in size, this will result in shifting each element of the ArrayList to its new proper index. Hence, because this requires two operations on each index, we know our program will run in O(2n) worst-case time complexity. However, to utilize the add command the </text:span><text:span text:style-name="T2">LinkedListBenchamrks</text:span><text:span text:style-name="T4"> simply needs to add a new node to the list, link this new node to the current list, and set the list's reference to the head of the list. This process runs in the worst-case time complexity of O(1), therefore we can determine that our </text:span><text:span text:style-name="T2">LinkedListBenchamrks </text:span><text:span text:style-name="T4">will execute much faster than our </text:span><text:span text:style-name="T2">ArrayListBenchmarks</text:span><text:span text:style-name="T4">.</text:span></text:p>
      <text:p text:style-name="P10"/>
      <text:p text:style-name="P3">Adding New Performance Evaluation Benchmarks:</text:p>
      <text:p text:style-name="P11">The next part of this lab assignment is to add two new benchmarks to measure for the ArrayList, LinkedList, and Vector data structures. The benchmarks chosen were the removal of all elements in the data structure, and the last benchmark measures the time complexity of both filling and removing the <text:soft-page-break/>elements in each data structure within the same method. </text:p>
      <text:p text:style-name="P4"/>
      <text:p text:style-name="P4">Experimentally Evaluating the Efficiency of Java Collections:</text:p>
      <text:p text:style-name="P11">In order to measure the efficiency of each of the benchmarks within the framework system, we first must identify each benchmark's parameters. In all three cases the parameters used are initialListSize, which sets the initial size of the structure, and addToFrontNumber, which is the number of elements added to each benchmark's. Then a doubling experiment was ran on the initialListSize in order to determine the efficiency of each benchmark. The hypothesis given before running the experiment is that the ArrayList and Vector will run with very similar execution times while the LinkedList will be slightly faster, due to the faster time complexity of the LinkedList remove method. To measure the efficiency of each benchmark the framework system was ran five times and our elapsed time was averaged out.</text:p>
      <text:p text:style-name="P11"/>
      <text:p text:style-name="P4">Add Benchmark:</text:p>
      <text:p text:style-name="P4"/>
      <text:p text:style-name="P4"/>
      <text:p text:style-name="P4"/>
      <text:p text:style-name="P5">Sample Output:</text:p>
      <text:p text:style-name="P12">A sample output is given below, the framwork system can be run by using the the 'ant' command followed by the running task command for the benchmark that the user desires to run. The runningtaks included in the build system are:</text:p>
      <text:list xml:id="list4236487035402720203" text:style-name="L2">
        <text:list-item>
          <text:p text:style-name="P15">ArrayListBenchmarks</text:p>
        </text:list-item>
        <text:list-item>
          <text:p text:style-name="P15">LinkedListBenchmarks</text:p>
        </text:list-item>
        <text:list-item>
          <text:p text:style-name="P15">VectorBenchmarks</text:p>
        </text:list-item>
      </text:list>
      <text:p text:style-name="P12">Any combination of these benchmarks can be ran by simply adding their running task command as a command line argument in the terminal window.</text:p>
      <text:p text:style-name="P12"/>
      <text:p text:style-name="P12">millerg2@aldenv132:~/112/cs112S2015-millerg2/lab10/ArrayListBenchmarks$ ant ArrayListBenchmarks LinkedListBenchmarks VectorBenchmarks </text:p>
      <text:p text:style-name="P12">Buildfile: /home/m/millerg2/112/cs112S2015-millerg2/lab10/ArrayListBenchmarks/build.xml </text:p>
      <text:p text:style-name="P12"/>
      <text:p text:style-name="P12">ArrayListBenchmarks: </text:p>
      <text:p text:style-name="P12"><text:s text:c="5"/>[java] ArrayList size = 8000000 </text:p>
      <text:p text:style-name="P12"><text:s text:c="5"/>[java] ArrayList add benchmark elapsed time = 7797 </text:p>
      <text:p text:style-name="P12"><text:s text:c="5"/>[java] ArrayList add benchmark average add time = 7.797 </text:p>
      <text:p text:style-name="P12"><text:s text:c="5"/>[java] </text:p>
      <text:p text:style-name="P12"><text:s text:c="5"/>[java] </text:p>
      <text:p text:style-name="P12"><text:s text:c="5"/>[java] Beginning Remove Benchmark </text:p>
      <text:p text:style-name="P12"><text:s text:c="5"/>[java] ArrayList remove benchmark elapsed time = 40 </text:p>
      <text:p text:style-name="P12"><text:s text:c="5"/>[java] ArrayList remove benchmark average remove time = 5.0E-6 </text:p>
      <text:p text:style-name="P12"><text:s text:c="5"/>[java] </text:p>
      <text:p text:style-name="P12"><text:s text:c="5"/>[java] </text:p>
      <text:p text:style-name="P12"><text:s text:c="5"/>[java] Beginning fill and empty Benchmark </text:p>
      <text:p text:style-name="P12"><text:s text:c="5"/>[java] ArrayList fill and remove benchmark elapsed time = 2095 </text:p>
      <text:p text:style-name="P12"><text:s text:c="5"/>[java] ArrayList fill and remove benchmark average add and remove time per element = 2.61875E-4 </text:p>
      <text:p text:style-name="P12"/>
      <text:p text:style-name="P12">LinkedListBenchmarks: </text:p>
      <text:p text:style-name="P12"><text:s text:c="5"/>[java] linkedList size = 8000000 </text:p>
      <text:p text:style-name="P12"><text:soft-page-break/><text:s text:c="5"/>[java] LinkedList add benchmark elapsed time = 4 </text:p>
      <text:p text:style-name="P12"><text:s text:c="5"/>[java] LinkedList add benchmark average add time = 0.004 </text:p>
      <text:p text:style-name="P12"><text:s text:c="5"/>[java] </text:p>
      <text:p text:style-name="P12"><text:s text:c="5"/>[java] </text:p>
      <text:p text:style-name="P12"><text:s text:c="5"/>[java] Beginning remove benchmark </text:p>
      <text:p text:style-name="P12"><text:s text:c="5"/>[java] LinkedList remove benchmark elapsed time = 133 </text:p>
      <text:p text:style-name="P12"><text:s text:c="5"/>[java] LinkedList remove benchmark average remove time = 1.6625E-5 </text:p>
      <text:p text:style-name="P12"><text:s text:c="5"/>[java] </text:p>
      <text:p text:style-name="P12"><text:s text:c="5"/>[java] </text:p>
      <text:p text:style-name="P12"><text:s text:c="5"/>[java] Beginning fill and empty Benchmark </text:p>
      <text:p text:style-name="P12"><text:s text:c="5"/>[java] LinkedList fill and empty benchmark elapsed time = 3671 </text:p>
      <text:p text:style-name="P12"><text:s text:c="5"/>[java] LinkedList fill and empty benchmark average add and remove time per element = 4.58875E-4 </text:p>
      <text:p text:style-name="P12"/>
      <text:p text:style-name="P12">VectorBenchmarks: </text:p>
      <text:p text:style-name="P12"><text:s text:c="5"/>[java] Vector size = 8000000 </text:p>
      <text:p text:style-name="P12"><text:s text:c="5"/>[java] Vector add benchmark elapsed time = 8077 </text:p>
      <text:p text:style-name="P12"><text:s text:c="5"/>[java] Vector add benchmark average add time = 8.077 </text:p>
      <text:p text:style-name="P12"><text:s text:c="5"/>[java] </text:p>
      <text:p text:style-name="P12"><text:s text:c="5"/>[java] </text:p>
      <text:p text:style-name="P12"><text:s text:c="5"/>[java] Beginning Remove Benchmark </text:p>
      <text:p text:style-name="P12"><text:s text:c="5"/>[java] Vector remove benchmark elapsed time = 197 </text:p>
      <text:p text:style-name="P12"><text:s text:c="5"/>[java] Vector remove benchmark average remove time = 2.4625E-5 </text:p>
      <text:p text:style-name="P12"><text:s text:c="5"/>[java] </text:p>
      <text:p text:style-name="P12"><text:s text:c="5"/>[java] </text:p>
      <text:p text:style-name="P12"><text:s text:c="5"/>[java] Beginning fill and empty Benchmark </text:p>
      <text:p text:style-name="P12"><text:s text:c="5"/>[java] Vector fill and empty benchmark elapsed time = 934 </text:p>
      <text:p text:style-name="P12"><text:s text:c="5"/>[java] Vector fill and empty benchmark average add and remove time per element = 1.1675E-4 </text:p>
      <text:p text:style-name="P12"/>
      <text:p text:style-name="P12">BUILD SUCCESSFUL </text:p>
      <text:p text:style-name="P12">Total time: 35 seconds </text:p>
      <text:p text:style-name="P11"/>
      <text:p text:style-name="P6">More Sample Output with different commands:</text:p>
      <text:p text:style-name="P13">millerg2@aldenv136:~/112/cs112S2015-millerg2/lab10/ArrayListBenchmarks$ ant ArrayListBenchmarks </text:p>
      <text:p text:style-name="P13">Buildfile: /home/m/millerg2/112/cs112S2015-millerg2/lab10/ArrayListBenchmarks/build.xml </text:p>
      <text:p text:style-name="P13"/>
      <text:p text:style-name="P13">ArrayListBenchmarks: </text:p>
      <text:p text:style-name="P13"><text:s text:c="5"/>[java] ArrayList size = 16000000 </text:p>
      <text:p text:style-name="P13"><text:s text:c="5"/>[java] ArrayList add benchmark elapsed time = 14913 </text:p>
      <text:p text:style-name="P13"><text:s text:c="5"/>[java] ArrayList add benchmark average add time = 14.913 </text:p>
      <text:p text:style-name="P13"><text:s text:c="5"/>[java] </text:p>
      <text:p text:style-name="P13"><text:s text:c="5"/>[java] </text:p>
      <text:p text:style-name="P13"><text:s text:c="5"/>[java] Beginning Remove Benchmark </text:p>
      <text:p text:style-name="P13"><text:s text:c="5"/>[java] ArrayList remove benchmark elapsed time = 40 </text:p>
      <text:p text:style-name="P13"><text:s text:c="5"/>[java] ArrayList remove benchmark average remove time = 2.5E-6 </text:p>
      <text:p text:style-name="P13"><text:s text:c="5"/>[java] </text:p>
      <text:p text:style-name="P13"><text:s text:c="5"/>[java] </text:p>
      <text:p text:style-name="P13"><text:s text:c="5"/>[java] Beginning fill and empty Benchmark </text:p>
      <text:p text:style-name="P13"><text:s text:c="5"/>[java] ArrayList fill and remove benchmark elapsed time = 2588 </text:p>
      <text:p text:style-name="P13"><text:soft-page-break/><text:s text:c="5"/>[java] ArrayList fill and remove benchmark average add and remove time per element = 1.6175E-4 </text:p>
      <text:p text:style-name="P13"/>
      <text:p text:style-name="P13">BUILD SUCCESSFUL </text:p>
      <text:p text:style-name="P13">Total time: 22 seconds </text:p>
      <text:p text:style-name="P13">millerg2@aldenv136:~/112/cs112S2015-millerg2/lab10/ArrayListBenchmarks$ ant LinkedListBenchmarks </text:p>
      <text:p text:style-name="P13">Buildfile: /home/m/millerg2/112/cs112S2015-millerg2/lab10/ArrayListBenchmarks/build.xml </text:p>
      <text:p text:style-name="P13"/>
      <text:p text:style-name="P13">LinkedListBenchmarks: </text:p>
      <text:p text:style-name="P13"><text:s text:c="5"/>[java] linkedList size = 16000000 </text:p>
      <text:p text:style-name="P13"><text:s text:c="5"/>[java] LinkedList add benchmark elapsed time = 3 </text:p>
      <text:p text:style-name="P13"><text:s text:c="5"/>[java] LinkedList add benchmark average add time = 0.003 </text:p>
      <text:p text:style-name="P13"><text:s text:c="5"/>[java] </text:p>
      <text:p text:style-name="P13"><text:s text:c="5"/>[java] </text:p>
      <text:p text:style-name="P13"><text:s text:c="5"/>[java] Beginning remove benchmark </text:p>
      <text:p text:style-name="P13"><text:s text:c="5"/>[java] LinkedList remove benchmark elapsed time = 225 </text:p>
      <text:p text:style-name="P13"><text:s text:c="5"/>[java] LinkedList remove benchmark average remove time = 1.40625E-5 </text:p>
      <text:p text:style-name="P13"><text:s text:c="5"/>[java] </text:p>
      <text:p text:style-name="P13"><text:s text:c="5"/>[java] </text:p>
      <text:p text:style-name="P13"><text:s text:c="5"/>[java] Beginning fill and empty Benchmark </text:p>
      <text:p text:style-name="P13"><text:s text:c="5"/>[java] LinkedList fill and empty benchmark elapsed time = 10334 </text:p>
      <text:p text:style-name="P13"><text:s text:c="5"/>[java] LinkedList fill and empty benchmark average add and remove time per element = 6.45875E-4 </text:p>
      <text:p text:style-name="P13"/>
      <text:p text:style-name="P13">BUILD SUCCESSFUL </text:p>
      <text:p text:style-name="P13">Total time: 23 seconds </text:p>
      <text:p text:style-name="P13">millerg2@aldenv136:~/112/cs112S2015-millerg2/lab10/ArrayListBenchmarks$ ant VectorBenchmarks </text:p>
      <text:p text:style-name="P13">Buildfile: /home/m/millerg2/112/cs112S2015-millerg2/lab10/ArrayListBenchmarks/build.xml </text:p>
      <text:p text:style-name="P13"/>
      <text:p text:style-name="P13">VectorBenchmarks: </text:p>
      <text:p text:style-name="P13"><text:s text:c="5"/>[java] Vector size = 16000000 </text:p>
      <text:p text:style-name="P13"><text:s text:c="5"/>[java] Vector add benchmark elapsed time = 14704 </text:p>
      <text:p text:style-name="P13"><text:s text:c="5"/>[java] Vector add benchmark average add time = 14.704 </text:p>
      <text:p text:style-name="P13"><text:s text:c="5"/>[java] </text:p>
      <text:p text:style-name="P13"><text:s text:c="5"/>[java] </text:p>
      <text:p text:style-name="P13"><text:s text:c="5"/>[java] Beginning Remove Benchmark </text:p>
      <text:p text:style-name="P13"><text:s text:c="5"/>[java] Vector remove benchmark elapsed time = 383 </text:p>
      <text:p text:style-name="P13"><text:s text:c="5"/>[java] Vector remove benchmark average remove time = 2.39375E-5 </text:p>
      <text:p text:style-name="P13"><text:s text:c="5"/>[java] </text:p>
      <text:p text:style-name="P13"><text:s text:c="5"/>[java] </text:p>
      <text:p text:style-name="P13"><text:s text:c="5"/>[java] Beginning fill and empty Benchmark </text:p>
      <text:p text:style-name="P13"><text:s text:c="5"/>[java] Vector fill and empty benchmark elapsed time = 5731 </text:p>
      <text:p text:style-name="P13"><text:s text:c="5"/>[java] Vector fill and empty benchmark average add and remove time per element = 3.581875E-4 </text:p>
      <text:p text:style-name="P13"/>
      <text:p text:style-name="P13">BUILD SUCCESSFUL </text:p>
      <text:p text:style-name="P13">Total time: 27 seconds </text:p>
      <text:p text:style-name="P13">millerg2@aldenv136:~/112/cs112S2015-millerg2/lab10/ArrayListBenchmarks$ ant ArrayListBenchmarks LinkedListBenchmarks <text:s/>VectorBenchmarks </text:p>
      <text:p text:style-name="P13">Buildfile: /home/m/millerg2/112/cs112S2015-millerg2/lab10/ArrayListBenchmarks/build.xml </text:p>
      <text:p text:style-name="P13"/>
      <text:p text:style-name="P13"><text:soft-page-break/>ArrayListBenchmarks: </text:p>
      <text:p text:style-name="P13"><text:s text:c="5"/>[java] ArrayList size = 16000000 </text:p>
      <text:p text:style-name="P13"><text:s text:c="5"/>[java] ArrayList add benchmark elapsed time = 15672 </text:p>
      <text:p text:style-name="P13"><text:s text:c="5"/>[java] ArrayList add benchmark average add time = 15.672 </text:p>
      <text:p text:style-name="P13"><text:s text:c="5"/>[java] </text:p>
      <text:p text:style-name="P13"><text:s text:c="5"/>[java] </text:p>
      <text:p text:style-name="P13"><text:s text:c="5"/>[java] Beginning Remove Benchmark </text:p>
      <text:p text:style-name="P13"><text:s text:c="5"/>[java] ArrayList remove benchmark elapsed time = 37 </text:p>
      <text:p text:style-name="P13"><text:s text:c="5"/>[java] ArrayList remove benchmark average remove time = 2.3125E-6 </text:p>
      <text:p text:style-name="P13"><text:s text:c="5"/>[java] </text:p>
      <text:p text:style-name="P13"><text:s text:c="5"/>[java] </text:p>
      <text:p text:style-name="P13"><text:s text:c="5"/>[java] Beginning fill and empty Benchmark </text:p>
      <text:p text:style-name="P13"><text:s text:c="5"/>[java] ArrayList fill and remove benchmark elapsed time = 2515 </text:p>
      <text:p text:style-name="P13"><text:s text:c="5"/>[java] ArrayList fill and remove benchmark average add and remove time per element = 1.571875E-4 </text:p>
      <text:p text:style-name="P13"/>
      <text:p text:style-name="P13">LinkedListBenchmarks: </text:p>
      <text:p text:style-name="P13"><text:s text:c="5"/>[java] linkedList size = 16000000 </text:p>
      <text:p text:style-name="P13"><text:s text:c="5"/>[java] LinkedList add benchmark elapsed time = 4 </text:p>
      <text:p text:style-name="P13"><text:s text:c="5"/>[java] LinkedList add benchmark average add time = 0.004 </text:p>
      <text:p text:style-name="P13"><text:s text:c="5"/>[java] </text:p>
      <text:p text:style-name="P13"><text:s text:c="5"/>[java] </text:p>
      <text:p text:style-name="P13"><text:s text:c="5"/>[java] Beginning remove benchmark </text:p>
      <text:p text:style-name="P13"><text:s text:c="5"/>[java] LinkedList remove benchmark elapsed time = 242 </text:p>
      <text:p text:style-name="P13"><text:s text:c="5"/>[java] LinkedList remove benchmark average remove time = 1.5125E-5 </text:p>
      <text:p text:style-name="P13"><text:s text:c="5"/>[java] </text:p>
      <text:p text:style-name="P13"><text:s text:c="5"/>[java] </text:p>
      <text:p text:style-name="P13"><text:s text:c="5"/>[java] Beginning fill and empty Benchmark </text:p>
      <text:p text:style-name="P13"><text:s text:c="5"/>[java] LinkedList fill and empty benchmark elapsed time = 5012 </text:p>
      <text:p text:style-name="P13"><text:s text:c="5"/>[java] LinkedList fill and empty benchmark average add and remove time per element = 3.1325E-4 </text:p>
      <text:p text:style-name="P13"/>
      <text:p text:style-name="P13">VectorBenchmarks: </text:p>
      <text:p text:style-name="P13"><text:s text:c="5"/>[java] Vector size = 16000000 </text:p>
      <text:p text:style-name="P13"><text:s text:c="5"/>[java] Vector add benchmark elapsed time = 13960 </text:p>
      <text:p text:style-name="P13"><text:s text:c="5"/>[java] Vector add benchmark average add time = 13.96 </text:p>
      <text:p text:style-name="P13"><text:s text:c="5"/>[java] </text:p>
      <text:p text:style-name="P13"><text:s text:c="5"/>[java] </text:p>
      <text:p text:style-name="P13"><text:s text:c="5"/>[java] Beginning Remove Benchmark </text:p>
      <text:p text:style-name="P13"><text:s text:c="5"/>[java] Vector remove benchmark elapsed time = 382 </text:p>
      <text:p text:style-name="P13"><text:s text:c="5"/>[java] Vector remove benchmark average remove time = 2.3875E-5 </text:p>
      <text:p text:style-name="P13"><text:s text:c="5"/>[java] </text:p>
      <text:p text:style-name="P13"><text:s text:c="5"/>[java] </text:p>
      <text:p text:style-name="P13"><text:s text:c="5"/>[java] Beginning fill and empty Benchmark </text:p>
      <text:p text:style-name="P13"><text:s text:c="5"/>[java] Vector fill and empty benchmark elapsed time = 5636 </text:p>
      <text:p text:style-name="P13"><text:s text:c="5"/>[java] Vector fill and empty benchmark average add and remove time per element = 3.5225E-4 </text:p>
      <text:p text:style-name="P13"/>
      <text:p text:style-name="P13">BUILD SUCCESSFUL </text:p>
      <text:p text:style-name="P13">Total time: 1 minute 7 seconds</text:p>
      <text:p text:style-name="P11"/>
      <text:p text:style-name="P3"><text:soft-page-break/></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7T17:18:07.289483790</meta:creation-date>
    <dc:date>2015-04-24T11:32:22.446107042</dc:date>
    <meta:editing-duration>PT1H49M25S</meta:editing-duration>
    <meta:editing-cycles>4</meta:editing-cycles>
    <meta:generator>LibreOffice/4.2.7.2$Linux_X86_64 LibreOffice_project/420m0$Build-2</meta:generator>
    <meta:print-date>2015-04-17T10:57:58.399974011</meta:print-date>
    <meta:document-statistic meta:table-count="0" meta:image-count="0" meta:object-count="0" meta:page-count="6" meta:paragraph-count="169" meta:word-count="1626" meta:character-count="11880" meta:non-whitespace-character-count="9691"/>
  </office:meta>
</office:document-meta>
</file>